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Curr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put Siz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Kernel Size</text:p>
          </table:table-cell>
          <table:table-cell/>
          <table:table-cell office:value-type="string" calcext:value-type="string">
            <text:p>Input Siz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Kernel Siz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([.C8]-1)*[.D8]-2*[.E8]+([.F8]-1)+1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H8]-1)*[.I8]-2*[.J8]+([.K8]-1)+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([.C9]-1)*[.D9]-2*[.E9]+([.F9]-1)+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H9]-1)*[.I9]-2*[.J9]+([.K9]-1)+1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([.C10]-1)*[.D10]-2*[.E10]+([.F10]-1)+1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H10]-1)*[.I10]-2*[.J10]+([.K10]-1)+1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C11]-1)*[.D11]-2*[.E11]+[.F11]" office:value-type="float" office:value="28" calcext:value-type="float">
            <text:p>28</text:p>
          </table:table-cell>
          <table:table-cell table:number-columns-repeated="8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put Siz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Padding </text:p>
          </table:table-cell>
          <table:table-cell office:value-type="string" calcext:value-type="string">
            <text:p>Kernel Siz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([.C18]-[.F18]+2*[.E18])/[.D18])+1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([.C19]-[.F19]+2*[.E19])/[.D19])+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([.C20]-[.F20]+2*[.E20])/[.D20])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([.C21]-[.F21]+2*[.E21])/[.D21])+1" office:value-type="float" office:value="4" calcext:value-type="float">
            <text:p>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8:32:53.199243397</meta:creation-date>
    <dc:date>2021-03-08T21:14:16.882886884</dc:date>
    <meta:editing-duration>P2DT9H50M40S</meta:editing-duration>
    <meta:editing-cycles>2</meta:editing-cycles>
    <meta:generator>LibreOffice/6.0.7.3$Linux_X86_64 LibreOffice_project/00m0$Build-3</meta:generator>
    <meta:document-statistic meta:table-count="1" meta:cell-count="60" meta:object-count="0"/>
  </office:meta>
</office:document-meta>
</file>